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3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3" office:value-type="string" calcext:value-type="string">
            <text:p>Method</text:p>
          </table:table-cell>
          <table:table-cell table:style-name="ce4" office:value-type="string" calcext:value-type="string">
            <text:p><text:s text:c="31"/>Request Parameter</text:p>
          </table:table-cell>
          <table:table-cell table:style-name="ce4"/>
          <table:table-cell/>
          <table:table-cell table:style-name="ce6" office:value-type="string" calcext:value-type="string">
            <text:p><text:s text:c="36"/>Respond Parameter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value</text:p>
          </table:table-cell>
          <table:table-cell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/parkingspot/availabilit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ok / error</text:p>
          </table:table-cell>
          <table:table-cell/>
          <table:table-cell office:value-type="string" calcext:value-type="string">
            <text:p>ini dipake di UI untuk milih seat park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sponse ok, request seat succes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ponse error, request seat terpakai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/ticket/ent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r_092 (ini contoh)</text:p>
          </table:table-cell>
          <table:table-cell/>
          <table:table-cell office:value-type="string" calcext:value-type="string">
            <text:p>ini untuk generate ticket masu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ok / error</text:p>
          </table:table-cell>
          <table:table-cell/>
          <table:table-cell office:value-type="string" calcext:value-type="string">
            <text:p>response ok, kasih e-ticket barcode, barccodenya dummy aja dari fro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sponse error, request ticket gagal, dsb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riable id ini untuk dipake pas verifikasi masuk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/ticket/entry/sca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me_in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/parkingspot/availability/vie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 parameter</text:p>
          </table:table-cell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ini buat data semua parking spot yang kepake dan engga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/payment/requ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/error</text:p>
          </table:table-cell>
          <table:table-cell/>
          <table:table-cell office:value-type="string" calcext:value-type="string">
            <text:p>status ok, kasih harga buat user untuk bay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yment_id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ini harga yang udah diitung, ditampilin ke user buat baya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/payment/</text:span>verifie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yment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/error</text:p>
          </table:table-cell>
          <table:table-cell/>
          <table:table-cell office:value-type="string" calcext:value-type="string">
            <text:p>ini untuk user bayar dengan harga yg udah dikasi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tus ok, generate barcode ticket buat user keluar parki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icket ini buat scan keluar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/exitparking/sca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3:00:42.040021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9:09:32.327687092</meta:creation-date>
    <dc:date>2020-12-15T16:59:39.323284675</dc:date>
    <meta:editing-duration>PT2H39M32S</meta:editing-duration>
    <meta:editing-cycles>5</meta:editing-cycles>
    <meta:generator>LibreOffice/6.4.6.2$Linux_X86_64 LibreOffice_project/40$Build-2</meta:generator>
    <meta:document-statistic meta:table-count="1" meta:cell-count="90" meta:object-count="0"/>
  </office:meta>
</office:document-meta>
</file>